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225165367" calcext:value-type="float">
            <text:p>1,225165367</text:p>
          </table:table-cell>
          <table:table-cell office:value-type="float" office:value="0.5645563006" calcext:value-type="float">
            <text:p>0,5645563006</text:p>
          </table:table-cell>
          <table:table-cell office:value-type="float" office:value="0.001571606263" calcext:value-type="float">
            <text:p>0,0015716063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79" calcext:value-type="float">
            <text:p>15879</text:p>
          </table:table-cell>
          <table:table-cell office:value-type="float" office:value="1.131514311" calcext:value-type="float">
            <text:p>1,131514311</text:p>
          </table:table-cell>
          <table:table-cell office:value-type="float" office:value="0.5967116952" calcext:value-type="float">
            <text:p>0,5967116952</text:p>
          </table:table-cell>
          <table:table-cell office:value-type="float" office:value="0.001269655186" calcext:value-type="float">
            <text:p>0,0012696552</text:p>
          </table:table-cell>
          <table:table-cell office:value-type="float" office:value="0.00003255526099" calcext:value-type="float">
            <text:p>3,25552609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60" calcext:value-type="float">
            <text:p>15960</text:p>
          </table:table-cell>
          <table:table-cell office:value-type="float" office:value="1.19758153" calcext:value-type="float">
            <text:p>1,19758153</text:p>
          </table:table-cell>
          <table:table-cell office:value-type="float" office:value="0.5925897956" calcext:value-type="float">
            <text:p>0,5925897956</text:p>
          </table:table-cell>
          <table:table-cell office:value-type="float" office:value="0.001133823534" calcext:value-type="float">
            <text:p>0,0011338235</text:p>
          </table:table-cell>
          <table:table-cell office:value-type="float" office:value="0.00003239496073" calcext:value-type="float">
            <text:p>0,0000323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34" calcext:value-type="float">
            <text:p>16034</text:p>
          </table:table-cell>
          <table:table-cell office:value-type="float" office:value="1.037589073" calcext:value-type="float">
            <text:p>1,037589073</text:p>
          </table:table-cell>
          <table:table-cell office:value-type="float" office:value="0.5969215035" calcext:value-type="float">
            <text:p>0,5969215035</text:p>
          </table:table-cell>
          <table:table-cell office:value-type="float" office:value="0.0003547700471" calcext:value-type="float">
            <text:p>0,00035477</text:p>
          </table:table-cell>
          <table:table-cell office:value-type="float" office:value="0.00003225182081" calcext:value-type="float">
            <text:p>3,22518208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67" calcext:value-type="float">
            <text:p>16067</text:p>
          </table:table-cell>
          <table:table-cell office:value-type="float" office:value="1.275554657" calcext:value-type="float">
            <text:p>1,275554657</text:p>
          </table:table-cell>
          <table:table-cell office:value-type="float" office:value="0.5671353936" calcext:value-type="float">
            <text:p>0,5671353936</text:p>
          </table:table-cell>
          <table:table-cell office:value-type="float" office:value="0.0008047124138" calcext:value-type="float">
            <text:p>0,0008047124</text:p>
          </table:table-cell>
          <table:table-cell office:value-type="float" office:value="0.00006437698903" calcext:value-type="float">
            <text:p>0,0000643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86" calcext:value-type="float">
            <text:p>16186</text:p>
          </table:table-cell>
          <table:table-cell office:value-type="float" office:value="1.158538818" calcext:value-type="float">
            <text:p>1,158538818</text:p>
          </table:table-cell>
          <table:table-cell office:value-type="float" office:value="0.5969675183" calcext:value-type="float">
            <text:p>0,5969675183</text:p>
          </table:table-cell>
          <table:table-cell office:value-type="float" office:value="0.001022658311" calcext:value-type="float">
            <text:p>0,0010226583</text:p>
          </table:table-cell>
          <table:table-cell office:value-type="float" office:value="0.00003195807221" calcext:value-type="float">
            <text:p>3,19580722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22" calcext:value-type="float">
            <text:p>16322</text:p>
          </table:table-cell>
          <table:table-cell office:value-type="float" office:value="1.232191324" calcext:value-type="float">
            <text:p>1,232191324</text:p>
          </table:table-cell>
          <table:table-cell office:value-type="float" office:value="0.5945714116" calcext:value-type="float">
            <text:p>0,5945714116</text:p>
          </table:table-cell>
          <table:table-cell office:value-type="float" office:value="0.001426307485" calcext:value-type="float">
            <text:p>0,0014263075</text:p>
          </table:table-cell>
          <table:table-cell office:value-type="float" office:value="0.00003169571937" calcext:value-type="float">
            <text:p>3,16957193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33" calcext:value-type="float">
            <text:p>16533</text:p>
          </table:table-cell>
          <table:table-cell office:value-type="float" office:value="1.086282134" calcext:value-type="float">
            <text:p>1,086282134</text:p>
          </table:table-cell>
          <table:table-cell office:value-type="float" office:value="0.5884684324" calcext:value-type="float">
            <text:p>0,5884684324</text:p>
          </table:table-cell>
          <table:table-cell office:value-type="float" office:value="0.0002504539443" calcext:value-type="float">
            <text:p>0,0002504539</text:p>
          </table:table-cell>
          <table:table-cell office:value-type="float" office:value="0.00003130674304" calcext:value-type="float">
            <text:p>3,130674304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98" calcext:value-type="float">
            <text:p>16598</text:p>
          </table:table-cell>
          <table:table-cell office:value-type="float" office:value="1.232314825" calcext:value-type="float">
            <text:p>1,232314825</text:p>
          </table:table-cell>
          <table:table-cell office:value-type="float" office:value="0.5560176969" calcext:value-type="float">
            <text:p>0,5560176969</text:p>
          </table:table-cell>
          <table:table-cell office:value-type="float" office:value="0.000717225892" calcext:value-type="float">
            <text:p>0,0007172259</text:p>
          </table:table-cell>
          <table:table-cell office:value-type="float" office:value="0.0000311837357" calcext:value-type="float">
            <text:p>3,11837357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1" calcext:value-type="float">
            <text:p>16751</text:p>
          </table:table-cell>
          <table:table-cell office:value-type="float" office:value="1.088205814" calcext:value-type="float">
            <text:p>1,088205814</text:p>
          </table:table-cell>
          <table:table-cell office:value-type="float" office:value="0.5851834416" calcext:value-type="float">
            <text:p>0,5851834416</text:p>
          </table:table-cell>
          <table:table-cell office:value-type="float" office:value="0.0002163632453" calcext:value-type="float">
            <text:p>0,0002163632</text:p>
          </table:table-cell>
          <table:table-cell office:value-type="float" office:value="0.00003090903556" calcext:value-type="float">
            <text:p>0,000030909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664937853" calcext:value-type="float">
            <text:p>1,1664937853</text:p>
          </table:table-cell>
          <table:table-cell table:formula="of:=AVERAGE([.D2:.D11])" office:value-type="float" office:value="0.58391231893" calcext:value-type="float">
            <text:p>0,5839123189</text:p>
          </table:table-cell>
          <table:table-cell table:formula="of:=AVERAGE([.E2:.E11])" office:value-type="float" office:value="0.00087675763215" calcext:value-type="float">
            <text:p>0,0008767576</text:p>
          </table:table-cell>
          <table:table-cell table:formula="of:=AVERAGE([.F2:.F11])" office:value-type="float" office:value="0.000048234132554" calcext:value-type="float">
            <text:p>4,823413255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07:14.686623744</dc:date>
    <meta:document-statistic meta:table-count="1" meta:cell-count="70" meta:object-count="0"/>
    <meta:generator>LibreOffice/4.1.4.2$Linux_X86_64 LibreOffice_project/410m0$Build-2</meta:generator>
  </office:meta>
</office:document-meta>
</file>